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2.5pt" fo:font-weight="bold" style:font-size-asian="12.5pt" style:font-weight-asian="bold" style:font-size-complex="12.5pt" style:font-weight-complex="bold"/>
    </style:style>
    <style:style style:name="P9" style:family="paragraph" style:parent-style-name="Standard">
      <style:text-properties fo:font-size="12.5pt" fo:font-weight="normal" style:font-size-asian="12.5pt" style:font-weight-asian="normal" style:font-size-complex="12.5pt" style:font-weight-complex="normal"/>
    </style:style>
    <style:style style:name="P10" style:family="paragraph" style:parent-style-name="Standard">
      <style:text-properties fo:font-size="11.8000001907349pt" fo:font-weight="normal" style:font-size-asian="11.8000001907349pt" style:font-weight-asian="normal" style:font-size-complex="11.8000001907349pt" style:font-weight-complex="normal"/>
    </style:style>
    <style:style style:name="P11" style:family="paragraph" style:parent-style-name="Standard">
      <style:text-properties fo:font-size="11.8000001907349pt" fo:font-weight="bold" style:font-size-asian="11.8000001907349pt" style:font-weight-asian="bold" style:font-size-complex="11.8000001907349pt" style:font-weight-complex="bold"/>
    </style:style>
    <style:style style:name="P12" style:family="paragraph" style:parent-style-name="Standard" style:list-style-name="L1">
      <style:text-properties fo:font-size="12.5pt" fo:font-weight="normal" style:font-size-asian="12.5pt" style:font-weight-asian="normal" style:font-size-complex="12.5pt" style:font-weight-complex="normal"/>
    </style:style>
    <style:style style:name="P13" style:family="paragraph" style:parent-style-name="Standard" style:list-style-name="L2">
      <style:text-properties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16" style:family="paragraph" style:parent-style-name="Standard"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 am starting to prepare for a half marathon in March</text:p>
      <text:p text:style-name="P1"><text:span text:style-name="T2">Sat </text:span><text:span text:style-name="T3">12/31/16 </text:span>3.5 miles</text:p>
      <text:p text:style-name="P3">It was cold and I ran on a snowy slippery hilly road.</text:p>
      <text:p text:style-name="P3">I warmed up with a ¼ mile walk and jog. Then I ran 3 miles in 34:54 and warmed down with a ¼ mile walk and jog.</text:p>
      <text:p text:style-name="P3"/>
      <text:p text:style-name="P3">Sun 1/1/17 <text:span text:style-name="T1">7.5 miles</text:span></text:p>
      <text:p text:style-name="P3">I ran 7.25 miles on the Ernst Trail in 1:12:33 or 10:00/mile. The first ¼ mile the trail was covered with packed snow. <text:s/>After that there were just a few small areas that were slippery.</text:p>
      <text:p text:style-name="P3">I warmed down with a ¼ mile walk. </text:p>
      <text:p text:style-name="P1"/>
      <text:p text:style-name="P3">Mon 1/2/17 <text:span text:style-name="T1">5.75 miles</text:span></text:p>
      <text:p text:style-name="P3">I ran with Jim Fitch on the Ernst Trail. <text:s/>We warmed up with a ¼ miles walk,</text:p>
      <text:p text:style-name="P3">ran 4 miles in 45:13 with the last ½ mile in 4:32, and then walked 0.15 miles. </text:p>
      <text:p text:style-name="P3">Then we ran a mile in 10:43 and warmed down with a 0.35 mile walk. <text:s/></text:p>
      <text:p text:style-name="P3">The trail had some slippery spots.</text:p>
      <text:p text:style-name="P3"/>
      <text:p text:style-name="P3">Tues 1/3/17 <text:span text:style-name="T1">3.75 miles</text:span></text:p>
      <text:p text:style-name="P3">On the indoor track I ran a mile with no shoes in 9:48 and rested a few minutes. </text:p>
      <text:p text:style-name="P3">2.25 miles with shoes in 21:37 or 9:36/mile</text:p>
      <text:p text:style-name="P3">walked ½ mile in 8 minutes</text:p>
      <text:p text:style-name="P3"/>
      <text:p text:style-name="P3">Wed 1/4/17 <text:span text:style-name="T1">5.5 miles</text:span></text:p>
      <text:p text:style-name="P3">I ran 2 miles on the indoor track with no shoes. Time: 17:32 or 8:46/mile</text:p>
      <text:p text:style-name="P3">rested 7 minutes</text:p>
      <text:p text:style-name="P3">I walked and ran 3 miles with shoes in 32:51 or 10:57/mile. <text:s/>I walked 1/8 mile, ran 1/8 mile and repeated until I reached 3 miles. <text:s/>My walking pace was about 14:00/mile. <text:s/>My running pace was about 8:00/mile. <text:s/>warmed down with ½ mile jog </text:p>
      <text:p text:style-name="P3"/>
      <text:p text:style-name="P3">Thur 1/5/17 <text:span text:style-name="T1">5.75 miles</text:span></text:p>
      <text:p text:style-name="P3">I ran with Jim Fitch and Tiffany Hrach on the indoor track.</text:p>
      <text:p text:style-name="P3">We warmed up with 1.1 miles, ¼ mile of drills,1/8 mile in 64s and 1/8 mile walk. </text:p>
      <text:p text:style-name="P3">We ran 8 x ¼ mile with a 1/8 mile jog after each ¼. <text:s/>The ¼'s averaged 2:08 and the jogs were all about 2 minutes. We warmed down with a ¼ mile walk.</text:p>
      <text:p text:style-name="P3">Later on I walked a mile in 16 minutes with Mary Jane.</text:p>
      <text:p text:style-name="P3"/>
      <text:p text:style-name="P3">Fri 1/6/17 <text:span text:style-name="T1">5 miles</text:span></text:p>
      <text:p text:style-name="P3">I ran 1 mile on the indoor track with no shoes in 8:01 and then rested 8 minutes.</text:p>
      <text:p text:style-name="P3">On a treadmill with shoes I further warmed up with a half mile at various paces. Time = 4:30</text:p>
      <text:p text:style-name="P3">I rested 3 minutes and then ran 6 x ¼ mile with a ¼ mile jog before each ¼ mile run.</text:p>
      <text:p text:style-name="P3">The times for the runs were 2:00 and the times for the jogs were about 3:00.</text:p>
      <text:p text:style-name="P3">Warmed down with a ½ mile in 5:00. </text:p>
      <text:p text:style-name="P1"/>
      <text:p text:style-name="P1"/>
      <text:p text:style-name="P1">36.75 miles in the last week</text:p>
      <text:p text:style-name="P3"><text:soft-page-break/></text:p>
      <text:p text:style-name="P3">Sat 1/7/17 <text:span text:style-name="T1">6.25 miles</text:span></text:p>
      <text:p text:style-name="P3">I ran on a treadmill in the Meadville YMCA, 6 miles in 50:49 or 8:28/mile.</text:p>
      <text:p text:style-name="P3">Splits: 8:57, 8:49, 8:42, 8:29, 8:07, 7:45</text:p>
      <text:p text:style-name="P3">warm down: ¼ mile in 2:17</text:p>
      <text:p text:style-name="P3"/>
      <text:p text:style-name="P3">Sun 1/8/17 <text:span text:style-name="T1">5.25 miles</text:span></text:p>
      <text:p text:style-name="P3">I ran on a treadmill in the Meadville YMCA, 5 miles in 45:01 or 9:00/mile.</text:p>
      <text:p text:style-name="P3">warm down: ¼ mile in 2:46</text:p>
      <text:p text:style-name="P3"/>
      <text:p text:style-name="P3">Mon 1/9/17 <text:span text:style-name="T1">5 miles</text:span></text:p>
      <text:p text:style-name="P3">I ran 1 mile without shoes on the indoor track in 8:49 and then rested 6 minutes.</text:p>
      <text:p text:style-name="P3">I then ran 6 x ¼ mile on a treadmill with ¼ mile jog before each run.</text:p>
      <text:p text:style-name="P3">Times for the runs were 2:00 and times for the jogs were all about 3:00.</text:p>
      <text:p text:style-name="P3">I warmed down with a mile 10:00.</text:p>
      <text:p text:style-name="P3"/>
      <text:p text:style-name="P3">Tues 1/10/17 <text:span text:style-name="T1">5.5 miles</text:span></text:p>
      <text:p text:style-name="P3">I walked and ran 5 miles on the indoor track. <text:s/>I walked about 0.1 at the beginning of each half mile. <text:s/>My average walking pace was about 14:15/mile. <text:s/>My average running pace was about 10:10. <text:s/>Time for 5 miles 54:56. <text:s text:c="2"/>I walked and jogged ½ mile home. </text:p>
      <text:p text:style-name="P3"/>
      <text:p text:style-name="P3">Wed 1/11/17 <text:s/><text:span text:style-name="T1">5 miles</text:span></text:p>
      <text:p text:style-name="P3">I ran and walked 4.5 miles on the indoor track with no shoes. <text:s/>This workout included 2 x 1 mile and 2 x ¾ mile runs with ¼ mile walk after each. <text:s/>Times: 8:58, 8:57, 6:05, 5:57. The ¼ mile walks were all about 4 minutes.</text:p>
      <text:p text:style-name="P3">I rested 6 minutes and jogged ½ mile home.</text:p>
      <text:p text:style-name="P3"/>
      <text:p text:style-name="P3">Thur 1/12/17 <text:span text:style-name="T1">4.9 miles</text:span></text:p>
      <text:p text:style-name="P3">I ran with Tiffany, Sharon, Veronica, and Jim on the indoor track.</text:p>
      <text:p text:style-name="P3">1.25 mile warm up including 0.25 miles of drills and rested a minute</text:p>
      <text:p text:style-name="P3">We ran 5K in 29:17 taking turns leading every half mile and finishing together.</text:p>
      <text:p text:style-name="P3">All miles were right around 9:28 and the last 0.1 miles in 52 s.</text:p>
      <text:p text:style-name="P3">Warmed down with ½ mile easy.</text:p>
      <text:p text:style-name="P3"/>
      <text:p text:style-name="P3">Fri 1/13/17 <text:span text:style-name="T1">5 miles</text:span></text:p>
      <text:p text:style-name="P3">I ran on a treadmill:</text:p>
      <text:p text:style-name="P3">1 mile warm up at various paces in 10 minutes and rested 2 minutes</text:p>
      <text:p text:style-name="P3">3 miles in 25:28, <text:s/>Splits: 9:01, 8:27, 8:00</text:p>
      <text:p text:style-name="P3">1 mile warm down in 10:26</text:p>
      <text:p text:style-name="P3"/>
      <text:p text:style-name="P1">36.9 miles in the last week </text:p>
      <text:p text:style-name="P1"/>
      <text:p text:style-name="P1"/>
      <text:p text:style-name="P1"/>
      <text:p text:style-name="P1"/>
      <text:p text:style-name="P1"><text:soft-page-break/><text:span text:style-name="T2">Sat 1/14/17 <text:s/></text:span>5 miles</text:p>
      <text:p text:style-name="P3">I ran on a treadmill.</text:p>
      <text:p text:style-name="P3">I warmed up with a 1 mile run in 10:00 and a 1 mile run at various pace and a minute rest.</text:p>
      <text:p text:style-name="P3">6 x ¼ mile run with a ¼ mile jog after each run</text:p>
      <text:p text:style-name="P3">The runs were all in 2:00 and the jogs were all about 2:50.</text:p>
      <text:p text:style-name="P3"/>
      <text:p text:style-name="P3">Sun 1/15/17 <text:s/><text:span text:style-name="T1">6.5 miles</text:span></text:p>
      <text:p text:style-name="P3">I walked and ran 6.5 miles on a hilly course. <text:s/>I walked ¼ mile and ran ¼ mile during each half mile and averaged 11:57/mile. <text:s/>My average walking pace was about 14:00/mile and my average running pace was about 10:00/mile. <text:s/>It was 37 degrees. </text:p>
      <text:p text:style-name="P3"/>
      <text:p text:style-name="P3">Mon 1/16/17 <text:span text:style-name="T1">6.1 miles</text:span></text:p>
      <text:p text:style-name="P3">I ran 2 miles on the indoor track without shoes. The last ½ mile was in 4:00.</text:p>
      <text:p text:style-name="P3">Splits: 9:18, 8:18</text:p>
      <text:p text:style-name="P3">I jogged 0.1 miles and rested 5 minutes.</text:p>
      <text:p text:style-name="P3">On a treadmill I ran with shoes 4 x ¼ mile and 1 x ½ mile. <text:s/>I jogged ¼ mile before each run and a ¼ mile at the end. <text:s text:c="2"/>Running pace was 8:00/mi and jogging pace was 11:20/mile.</text:p>
      <text:p text:style-name="P3">In the afternoon I walked 1 mile on the indoor track with Mary Jane.</text:p>
      <text:p text:style-name="P3"/>
      <text:p text:style-name="P3">Tues 1/17/17 <text:s/><text:span text:style-name="T1">5.25 miles</text:span></text:p>
      <text:p text:style-name="P3">I ran with Tiffany Hrach on the indoor track.</text:p>
      <text:p text:style-name="P3">1.5 mile warm up including 0.25 miles of drills.</text:p>
      <text:p text:style-name="P3">5 x ½ mile with ¼ jog after each run. <text:s/>The runs were all about 4:40 and the jogs about 3:25.</text:p>
      <text:p text:style-name="P3"/>
      <text:p text:style-name="P3">Wed 1/18/17 <text:span text:style-name="T1">4 miles</text:span></text:p>
      <text:p text:style-name="P3">I ran 1 mile on the indoor track with no shoes in 8:41. <text:s/>Splits: 4:40, 4:01</text:p>
      <text:p text:style-name="P3">rested 5:00</text:p>
      <text:p text:style-name="P3">With shoes on I walked and ran 3 miles with all miles near 11:00. I walked ¼ mile during every <text:s/>mile. <text:s/>Walking pace about 14:00/mile and running pace about 10:00/mile. </text:p>
      <text:p text:style-name="P3"/>
      <text:p text:style-name="P3">Thur 1/19/17 <text:s/><text:span text:style-name="T1">5 miles</text:span></text:p>
      <text:p text:style-name="P3">I ran with Sharon, Veronica and Jim on the indoor track.</text:p>
      <text:p text:style-name="P3">We warmed up with 1.4 miles including ¼ mile of drills and 1/8 mile in 1:10 and rested 1:00. </text:p>
      <text:p text:style-name="P3">Then we ran 5 x ½ mile with ¼ mile jog between each run and 1/8 mile jog at the end. <text:s/></text:p>
      <text:p text:style-name="P3">The ½ mile runs averaged 4:40.</text:p>
      <text:p text:style-name="P3"/>
      <text:p text:style-name="P3">Fri 1/20/17 <text:s/><text:span text:style-name="T1">5 miles</text:span></text:p>
      <text:p text:style-name="P3">I ran 5 miles on a treadmill, ran faster as I ran and averaged 9:30/mile. <text:s/>The first mile was in 10:00 and the last in 9:00.</text:p>
      <text:p text:style-name="P1"/>
      <text:p text:style-name="P1">36.9 miles in the last week </text:p>
      <text:p text:style-name="P1"/>
      <text:p text:style-name="P1"/>
      <text:p text:style-name="P1"/>
      <text:p text:style-name="P8"/>
      <text:p text:style-name="P8"><text:soft-page-break/><text:span text:style-name="T2">Sat 1/21/17 </text:span>5.25 miles</text:p>
      <text:p text:style-name="P9">I walked and ran out and back on hilly roads. <text:s/>I ran 4 x 1 mile with a ¼ mile walk before each mile and a ¼ mile walk at the end. <text:s/>The mile times averaged 9:17. <text:s/>The walking pace averaged 13:20/mile.</text:p>
      <text:p text:style-name="P9"/>
      <text:p text:style-name="P9">Sun 1/22/17 <text:s/><text:span text:style-name="T1">6.3 miles</text:span></text:p>
      <text:p text:style-name="P9">I walked and ran 6 miles on hilly roads. <text:s/>I walked about 0.2 miles at the beginning of each half mile and averaged about 12:00/mile. <text:s/>Then I warmed down with a 0.3 mile walk.</text:p>
      <text:p text:style-name="P9"/>
      <text:p text:style-name="P9">Mon 1/23/17 <text:span text:style-name="T1">5.5 miles</text:span></text:p>
      <text:p text:style-name="P9">I ran on the indoor track with no shoes. I warmed up with 0.25 miles in 2:38 and then 2 miles in 17:33 or 8:47/mile: <text:s/>splits: 9:13 and 8:20. <text:s/>I rested 9 minutes and then ran on a treadmill. <text:s/>I ran <text:s/>4 x ½ mile with ¼ mile jogs before each run and a ¼ mile jog at the end. <text:s/>The ½ miles were in 4:00 and the jogs were at an average pace of about 11:30/mile.</text:p>
      <text:p text:style-name="P9"/>
      <text:p text:style-name="P9">Tues 1/24/17 <text:s/><text:span text:style-name="T1">4.5 miles</text:span></text:p>
      <text:p text:style-name="P9">I warmed up with ½ mile jog to indoor track and 1 mile on the indoor track with no shoes in 10:28 and rested 3 minutes.</text:p>
      <text:p text:style-name="P9">I walked and ran 3 miles with shoes on. <text:s/>I walked 0.16 miles at the beginning of each ½ mile and averaged 11:37/mile. <text:s/>My walking pace was about 14:40/mile and my running pace was about 10:10/mile.</text:p>
      <text:p text:style-name="P9">Note: <text:s/>I think a good routine for the middle miles of a 50 miler (where the course is flat and I want to average about 12:00/mile) would be:</text:p>
      <text:list xml:id="list4499342046281590593" text:style-name="L1">
        <text:list-item>
          <text:p text:style-name="P12">Walk 0.15 miles at the beginning of each ½ mile and then run the remaining 0.35 miles.</text:p>
        </text:list-item>
        <text:list-item>
          <text:p text:style-name="P12">If I want to average about 12:00/mile, the walking pace should be close 14:45/mile and the running pace should be close to 10:45/mile.</text:p>
        </text:list-item>
        <text:list-item>
          <text:p text:style-name="P12">Check the above: <text:s/>0.15 x 14.75 + 0.35 x 10.75 = 6 minutes. <text:s/>i.e. 6 minutes per ½ mile</text:p>
        </text:list-item>
      </text:list>
      <text:p text:style-name="P9"/>
      <text:p text:style-name="P9">Wed 1/25/17 <text:s/><text:span text:style-name="T1">5.5 miles</text:span></text:p>
      <text:p text:style-name="P9">½ mile jog to the indoor track and rested 3 minutes</text:p>
      <text:p text:style-name="P9">I ran 3 miles on the track with no shoes with the last ½ mile in 3:54, splits: 8:55, 8:42, 8:07.</text:p>
      <text:p text:style-name="P9">I rested 11 minutes and then walked and ran 2 miles with shoes on. <text:s/>I tried to follow the scheme in the above note. <text:s/>I walked 0.15 miles at the beginning of each ½ mile. <text:s/>My average walking pace was about 14:20, my average running pace was 11:10 and the overall pace was 12:07/mile. <text:s/>I didn't have a good idea of my running pace and should work on this. <text:s/></text:p>
      <text:p text:style-name="P9"/>
      <text:p text:style-name="P9">Thur 1/26/17 <text:s/><text:span text:style-name="T1">4.25 miles</text:span></text:p>
      <text:p text:style-name="P9">I ran 4.25 miles on the indoor track with Tiffany, Sharon and Jim. <text:s/>Included was a 1 mile run in 8:55 during which we all took turns leading for ¼ mile. <text:s/></text:p>
      <text:p text:style-name="P9"/>
      <text:p text:style-name="P9">Fri 1/27/17 <text:s/><text:span text:style-name="T1">5.8 miles</text:span></text:p>
      <text:p text:style-name="P9">I ran 1 mile on the indoor track with no shoes in 8:45 and rested 8 minutes.</text:p>
      <text:p text:style-name="P9">On a treadmill I ran 4 miles and averaged 8:30/mile. <text:s/>Warmed down with 0.8 miles</text:p>
      <text:p text:style-name="P9">Splits for the 4 mile run: 8:59, 8:41, 8:20, 8:00 <text:s/></text:p>
      <text:p text:style-name="P9"/>
      <text:p text:style-name="P8">37.2 miles in the last week</text:p>
      <text:p text:style-name="P10"/>
      <text:p text:style-name="P10"><text:soft-page-break/>Sat 1/28/17 <text:span text:style-name="T1">6 miles</text:span></text:p>
      <text:p text:style-name="P10">I mixed walking and running on the indoor track. <text:s/>My walking pace was about 14:45/mile and I walked a total of about 1.25 miles. <text:s/>My running pace was about 10:30/mile and I ran about 4.75 miles.</text:p>
      <text:p text:style-name="P10"/>
      <text:p text:style-name="P10">Sun 1/29/17 <text:s/><text:span text:style-name="T1">6 miles</text:span></text:p>
      <text:p text:style-name="P10">I walked an ran on the indoor track working on pacing for an ultra. See note on 1/24/17.</text:p>
      <text:p text:style-name="P10">1.5 miles running at about 10:25/mile</text:p>
      <text:p text:style-name="P10">3 miles of walking and running. <text:s/></text:p>
      <text:p text:style-name="P10"><text:tab/>I walked about 0.16 miles at the beginning of each ½ mile. <text:s/>My walking pace was about <text:tab/>14:40/ mile, running pace about 10:40/mile and overall pace <text:tab/>about 12:00/mile.</text:p>
      <text:p text:style-name="P10">1.5 miles running at about 10:45/mile</text:p>
      <text:p text:style-name="P10"/>
      <text:p text:style-name="P10">Mon 1/30/2017 <text:s/><text:span text:style-name="T1">5.5 miles</text:span></text:p>
      <text:p text:style-name="P10">I jogged ½ mile to the indoor track and rested 5 minutes. <text:s/></text:p>
      <text:p text:style-name="P10">On the track I ran 1 mile in 4:29 + 3:27 = 8:26 and rested 8 minutes.</text:p>
      <text:p text:style-name="P10">On a treadmill I ran 2.5 miles consisting of:</text:p>
      <text:p text:style-name="P10"><text:tab/>1 x 1 mile in 8:00 and 1 x 0.5 mile in 4:00, </text:p>
      <text:p text:style-name="P10"><text:tab/>½ mile jog between and ¼ mile warm up and warm down and rested 3 minutes. </text:p>
      <text:p text:style-name="P10">On the indoor track I walked and ran 1.5 miles. <text:s/>I walked about 0.16 miles at the beginning of each ½ mile and averaged 11:40/mile. </text:p>
      <text:p text:style-name="P10"/>
      <text:p text:style-name="P10">Tues <text:s/>1/31/2017 <text:s/><text:span text:style-name="T1">7.25 miles</text:span></text:p>
      <text:p text:style-name="P10">I jogged ½ mile to the indoor track and rested 5 minutes. <text:s/></text:p>
      <text:p text:style-name="P10">On the track I ran 2 miles in 9:18 + 8:26 = 17:45 and rested 8 minutes.</text:p>
      <text:p text:style-name="P10">On a treadmill I ran 3.25 miles with shoes consisting of:</text:p>
      <text:p text:style-name="P10"><text:tab/>3 miles: 8:58+8:17+7:39 = 24:54 or 8:18/mile</text:p>
      <text:p text:style-name="P10"><text:tab/>¼ mile warm down and rested 7 minutes. </text:p>
      <text:p text:style-name="P10">On the indoor track I walked and ran 1 mile in about 12 minutes. <text:s/>I walked about 0.16 miles at the beginning of each ½ mile.</text:p>
      <text:p text:style-name="P10">jogged ½ mile home</text:p>
      <text:p text:style-name="P10"/>
      <text:p text:style-name="P10">Wed <text:s/>2/1/2017 <text:s/><text:span text:style-name="T1">4 miles</text:span></text:p>
      <text:p text:style-name="P10">I jogged ½ mile to the indoor track and rested 5 minutes. <text:s/></text:p>
      <text:p text:style-name="P10">On the track I walked and ran 3 miles averaging about 12:00/mile.</text:p>
      <text:p text:style-name="P10">I walked about 0.16 miles at the beginning of each ½ mile. <text:s/></text:p>
      <text:p text:style-name="P10"><text:tab/>walking pace about 14:40/mile and running pace about 10:40/mile </text:p>
      <text:p text:style-name="P10">jogged ½ mile home</text:p>
      <text:p text:style-name="P10"/>
      <text:p text:style-name="P10">Thur 2/2/2017 <text:span text:style-name="T1">4.25 miles</text:span></text:p>
      <text:p text:style-name="P10">I ran with Jim Fitch on the indoor track.</text:p>
      <text:p text:style-name="P10">warm up with 1.5 miles including ¼ mile of drills</text:p>
      <text:p text:style-name="P10">2 x ¾ mile and 1 x ½ mile with ¼ mile jog after each</text:p>
      <text:p text:style-name="P10">Times: 6:41, 6:42 and 4:13</text:p>
      <text:p text:style-name="P10"/>
      <text:p text:style-name="P10">Fri 2/3/2017 <text:span text:style-name="T1">5 miles</text:span></text:p>
      <text:p text:style-name="P10">I jogged ½ mile to the indoor track and rested 5 minutes.</text:p>
      <text:p text:style-name="P10">I ran 1.5 miles on the indoor track in about 15:00 and walked and ran 3 miles at about 12:00/mile.</text:p>
      <text:p text:style-name="P10">For the walk/run I walked about 0.16 miles at the beginning of each ½ mile.</text:p>
      <text:p text:style-name="P10"/>
      <text:p text:style-name="P11">38 miles in the past week</text:p>
      <text:p text:style-name="P2"><text:soft-page-break/>Running in California MD</text:p>
      <text:p text:style-name="P5">Sat 2/4/2017 <text:s/><text:span text:style-name="T1">2 miles</text:span></text:p>
      <text:p text:style-name="P5">After driving 400 miles to southern Maryland I ran 2 miles on roads at night. <text:s/></text:p>
      <text:p text:style-name="P5">Splits: 10:45 and 9:11</text:p>
      <text:p text:style-name="P5"/>
      <text:p text:style-name="P5">Sun 2/5/2017 <text:span text:style-name="T1">8 miles</text:span></text:p>
      <text:p text:style-name="P5">I walked and ran 8 miles on slightly hilly roads roads. <text:s/>I walked 8 x 0.16 miles spread out over the workout. <text:s/>My running pace was about 10:40/mile and my walking pace about 14:40/mile. <text:s/>My average pace was about 11:20/mile.</text:p>
      <text:p text:style-name="P5"/>
      <text:p text:style-name="P5">Mon 2/6/2017 <text:span text:style-name="T1">1mile</text:span></text:p>
      <text:p text:style-name="P5">I ran 1 mile on a road.</text:p>
      <text:p text:style-name="P7"/>
      <text:p text:style-name="P5">Tues 2/7/2017 <text:s/><text:span text:style-name="T1">10.5 miles</text:span></text:p>
      <text:p text:style-name="P5">I walked and ran 10.5 miles on slightly hilly roads averaging about 11:50/mile. <text:s/>During the workout I walked 21 times with each walk about 0.15 miles long.</text:p>
      <text:p text:style-name="P5"/>
      <text:p text:style-name="P5">Wed 2/8/2017 <text:span text:style-name="T1">2 miles</text:span></text:p>
      <text:p text:style-name="P5">I ran 2 miles on roads.</text:p>
      <text:p text:style-name="P5"/>
      <text:p text:style-name="P5">Thur 2/9/2017 <text:span text:style-name="T1">10 miles</text:span></text:p>
      <text:p text:style-name="P5">I ran on slightly hilly roads. <text:s/>It was windy and about 37 degrees. <text:s/>I wore 2 sweat shirts and sweat pants. </text:p>
      <text:p text:style-name="P5">I ran 8 miles in 1:14:40 or 9:20/mile. <text:s/></text:p>
      <text:p text:style-name="P5">Splits: 10:07, 9:46, 9:44, 9:43, 9:00, 8:51, 8:57, 8:32</text:p>
      <text:p text:style-name="P5">I felt a lot better after about 4 miles.</text:p>
      <text:p text:style-name="P5">rested 3 minutes </text:p>
      <text:p text:style-name="P5">I walked and ran 2 miles averaging about 12:00/mile. <text:s/>I walked about 0.16 miles at the beginning of each ½ mile. </text:p>
      <text:p text:style-name="P5"/>
      <text:p text:style-name="P5">Fri 2/10/2017 <text:span text:style-name="T1">5 miles</text:span></text:p>
      <text:p text:style-name="P5">I ran on slightly hilly roads. <text:s/>It was a little warmer than yesterday.</text:p>
      <text:p text:style-name="P5">I ran 4 miles in 37:15 or 9:19/mile. <text:s/></text:p>
      <text:p text:style-name="P5">Splits: 9:42, 10:10, 8:52, 8:31</text:p>
      <text:p text:style-name="P5">rested about 1 minute</text:p>
      <text:p text:style-name="P5">I walked and ran 1 miles averaging about 12:00/mile. <text:s/>I walked about 0.16 miles at the beginning of each ½ mile. </text:p>
      <text:p text:style-name="P4"/>
      <text:p text:style-name="P6">38.5 miles in the last week</text:p>
      <text:p text:style-name="P4"/>
      <text:p text:style-name="P4"/>
      <text:p text:style-name="P4"/>
      <text:p text:style-name="P4"><text:soft-page-break/>Sat 2/11/2017 I was sick and did not run.</text:p>
      <text:p text:style-name="P4"/>
      <text:p text:style-name="P4"/>
      <text:p text:style-name="P4">Sun 2/12/2017 <text:span text:style-name="T1">3.2 miles</text:span></text:p>
      <text:p text:style-name="P4">I ran and walked 3.2 miles at an average of 11:41/mile. <text:s/>I walked a total of about </text:p>
      <text:p text:style-name="P4">0.6 miles.</text:p>
      <text:list xml:id="list4144968213845222067" text:style-name="L2">
        <text:list-item>
          <text:list>
            <text:list-header>
              <text:p text:style-name="P13"/>
            </text:list-header>
          </text:list>
        </text:list-item>
      </text:list>
      <text:p text:style-name="P6"/>
      <text:p text:style-name="P4">Mon 2/13/2017 <text:span text:style-name="T1">5 miles</text:span> </text:p>
      <text:p text:style-name="P4">I ran 4 miles on slightly hilly roads and averaged 9:15/mile. The last half mile in 3:58</text:p>
      <text:p text:style-name="P4">Splits: 9:31, 9:31, 9:25, <text:s/>8:35</text:p>
      <text:p text:style-name="P4">I warmed down with a mile walk and run in 11:52. <text:s/>I walked 2 x 0.16 miles during the mile.</text:p>
      <text:p text:style-name="P4"/>
      <text:p text:style-name="P4"/>
      <text:p text:style-name="P4">Tues 2/14/2017 <text:span text:style-name="T1">10 miles</text:span></text:p>
      <text:p text:style-name="P4">I ran 9 miles on hilly roads in 1:29:59. <text:s/>I kept most miles very close to 10 minutes.</text:p>
      <text:p text:style-name="P4">I warmed down with a mile walk and run in 11:53. <text:s/>I walked 2 x 0.16 miles during the mile.</text:p>
      <text:p text:style-name="P4"/>
      <text:p text:style-name="P4"/>
      <text:p text:style-name="P4">Wed 2/15/2017 <text:span text:style-name="T1">7.5 miles</text:span></text:p>
      <text:p text:style-name="P4">I ran and walked 7.5 miles on hilly roads in 1:27:41 or 11:41/mile. <text:s text:c="2"/>I walked 14 times for a total of 1.5 miles of walking and 6 miles of running.</text:p>
      <text:p text:style-name="P4"/>
      <text:p text:style-name="P4"/>
      <text:p text:style-name="P4">Thur 2/16/2017 <text:span text:style-name="T1">7.5 miles</text:span></text:p>
      <text:p text:style-name="P4">I ran 7 miles on hilly roads in 1:12:00 or 10:17/mi. <text:s/>Every mile was close to 10:40 except the fifth mile was in 4:08 + 3:50 = 7:58.</text:p>
      <text:p text:style-name="P4">I warmed down with a ½ mile walk in 6:54.</text:p>
      <text:p text:style-name="P4"/>
      <text:p text:style-name="P4"/>
      <text:p text:style-name="P4">Fri 2/17/2017 <text:span text:style-name="T1">6 miles</text:span></text:p>
      <text:p text:style-name="P4">I ran 5 miles on slightly hilly roads in 43:32 or 8:42/mile. <text:s/>The last ½ mile was in 3:48.</text:p>
      <text:p text:style-name="P4">Splits: 9:08, 8:58, 8:34, 8:46, 8:06</text:p>
      <text:p text:style-name="P4">I warmed down with a mile walk and run in 11:57. <text:s/>I walked 2 x 0.16 miles during the mile.</text:p>
      <text:p text:style-name="P4"/>
      <text:p text:style-name="P6"/>
      <text:p text:style-name="P6">39.3 miles in the last week.</text:p>
      <text:p text:style-name="P6"/>
      <text:p text:style-name="P6"/>
      <text:p text:style-name="P14"><text:soft-page-break/><text:span text:style-name="T2">Sat 2/18/2017</text:span> 5 miles</text:p>
      <text:p text:style-name="P16">I ran 4 miles on slightly hilly roads in 34:22 or 8:35/mile with the last ½ mile in 3:52</text:p>
      <text:p text:style-name="P16">Splits: 8:58, 8:56, 8:25, 8:02</text:p>
      <text:p text:style-name="P16">I rested a minute and then walked a mile in 13:35.</text:p>
      <text:p text:style-name="P16"/>
      <text:p text:style-name="P16">Sun 2/19/2017 <text:span text:style-name="T1">no running</text:span></text:p>
      <text:p text:style-name="P16">We drove 400 miles back to Meadville PA</text:p>
      <text:p text:style-name="P16"/>
      <text:p text:style-name="P15">Running in Meadville PA</text:p>
      <text:p text:style-name="P17">Mon 2/20/2017 <text:span text:style-name="T1">5.6 miles</text:span> </text:p>
      <text:p text:style-name="P16">I ran 5 miles on roads and treadmill at various paces between 12:00/mile and 7:40/mile. <text:s/>This run included a ¼ mile run and 2 x ½ mile at 8:00/mile pace on a treadmill.</text:p>
      <text:p text:style-name="P16">In the afternoon I walked 0.6 miles with Mary Jane on a hilly road at about 16:00/mile.</text:p>
      <text:p text:style-name="P16"/>
      <text:p text:style-name="P16">Tues 2/21/2017 <text:span text:style-name="T1">16.5 miles</text:span></text:p>
      <text:p text:style-name="P16">I ran 3 x 5 miles on a slightly hilly course with no rest between the 3 loops. The total ascent along the 5 miles is 252 feet (measured using Google Earth) or about 760 feet for the 15 miles. <text:s/>I drank a little water on this cool day and ate 2 gels. <text:s/>Time for 15 miles: 2:34:12 or 10:17/mile</text:p>
      <text:p text:style-name="P16">Times for each 5 miles:</text:p>
      <text:p text:style-name="P16">54:53 or 10:58/mile</text:p>
      <text:p text:style-name="P16">53:10 or 10:38/mile</text:p>
      <text:p text:style-name="P16">46:09 or <text:s text:c="2"/>9:13/mile</text:p>
      <text:p text:style-name="P16">Splits for the last 5 miles: 10:42, 9:35, 9:16, 8:31, 8:04.</text:p>
      <text:p text:style-name="P16">I warmed down by walking and running 1.5 miles at about 12:00/mile.</text:p>
      <text:p text:style-name="P16"/>
      <text:p text:style-name="P16">Wed 2/22/2017 <text:span text:style-name="T1">4 miles</text:span></text:p>
      <text:p text:style-name="P16">I jogged ½ mile to the indoor track.</text:p>
      <text:p text:style-name="P16">On the track I walked and ran 3.5 miles averaging about 12:00.mile. <text:s/>I walked 0.16 miles at the beginning of each ½ mile.</text:p>
      <text:p text:style-name="P16"/>
      <text:p text:style-name="P16">Thur 2/23/2017 5<text:span text:style-name="T1">.75 miles</text:span></text:p>
      <text:p text:style-name="P16">I ran with Tiffany Hrach and Jim Fitch on the indoor track.</text:p>
      <text:p text:style-name="P16">1.25 mile warm up including ¼ mile of drills.</text:p>
      <text:p text:style-name="P16">3 x ¾ mile with ¼ mile jog between each.</text:p>
      <text:p text:style-name="P16">Times: 6:42, 6:41, 6:33</text:p>
      <text:p text:style-name="P16">We warmed down with a ¾ mile jog. </text:p>
      <text:p text:style-name="P16">In the afternoon I walked a mile on a hilly road with Mary Jane. </text:p>
      <text:p text:style-name="P16"/>
      <text:p text:style-name="P16">Fri 2/24/2017 <text:span text:style-name="T1">5 miles</text:span></text:p>
      <text:p text:style-name="P16">I ran 4 miles on a hilly course. <text:s/>The total ascent along the 4 miles is 267 feet (measured using Google Earth). <text:s/>The time was 35:35 or 8:53/mile. The splits were 10:17, 9:02, 8:22, 7:55.</text:p>
      <text:p text:style-name="P16">I rested 2 minutes and walked and ran 1 mile in about 12 minutes.</text:p>
      <text:p text:style-name="P16"><text:s/></text:p>
      <text:p text:style-name="P16"><text:span text:style-name="T1">41.85 miles in the last week.</text:span></text:p>
      <text:p text:style-name="P16"><text:span text:style-name="T1">I have entered the Mill Creek Distance Classic Half Marathon on March 5, 2017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2-24T15:05:01.70</dc:date>
    <dc:creator>James Lombardi</dc:creator>
    <meta:editing-duration>PT14H18M59S</meta:editing-duration>
    <meta:editing-cycles>86</meta:editing-cycles>
    <meta:document-statistic meta:table-count="0" meta:image-count="0" meta:object-count="0" meta:page-count="8" meta:paragraph-count="234" meta:word-count="2997" meta:character-count="14821"/>
  </office:meta>
</office:document-meta>
</file>